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apple-system, BlinkMacSystemFont, 'Segoe UI', Roboto,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333333" style:font-name="Open Sans" fo:font-size="11.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application testpmd is to forward the packet, you know receive a packet and send in a packet as a forward. Use testpmd as a packet generator basically just to send a packet not receiving packet to another device. You use a pack the generator send a send up pack the from this part to a part of zero on the testpmd and they </text:p>
      <text:p text:style-name="P1"><text:span text:style-name="T1">TestPMD là một ứng dụng tham chiếu được phân phối bằng gói phần mềm DPDK. Mục đích chính của nó là chuyển tiếp các gói dữ liệu giữa các cổng Ethernet trên giao diện mạng. Ngoài ra, người dùng có thể sử dụng TestPMD để thử các chức năng của các trình điều khiển khác nhau, chẳng hạn như RSS, bộ lọc và Intel® Ethernet Flow Director.</text:span> </text:p>
      <text:p text:style-name="P1"><text:span text:style-name="T1">Chúng tôi cũng sẽ nghiên cứu dòng lệnh của thời gian chạy TestPMD, có thể được sử dụng để định cấu hình chuyển tiếp gói giữa các cổng và các tính năng khác được giao diện mạng hỗ trợ.</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apple-system, BlinkMacSystemFont, 'Segoe UI', Roboto,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6T11:13:28.29</meta:creation-date>
    <meta:generator>OpenOffice/4.1.5$Win32 OpenOffice.org_project/415m1$Build-9789</meta:generator>
    <meta:document-statistic meta:table-count="0" meta:image-count="0" meta:object-count="0" meta:page-count="1" meta:paragraph-count="3" meta:word-count="170" meta:character-count="844"/>
    <dc:date>2019-12-02T15:29:35.32</dc:date>
    <meta:editing-duration>PT6H42M9S</meta:editing-duration>
    <meta:editing-cycles>1</meta:editing-cycles>
  </office:meta>
</office:document-meta>
</file>